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55.83mm"/>
    </style:style>
    <style:style style:name="co9" style:family="table-column">
      <style:table-column-properties fo:break-before="auto" style:column-width="72.71mm"/>
    </style:style>
    <style:style style:name="co10" style:family="table-column">
      <style:table-column-properties fo:break-before="auto" style:column-width="23.41mm"/>
    </style:style>
    <style:style style:name="co11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36"/>
    <style:style style:name="ce8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36" calcext:value-type="float">
            <text:p>-6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75" calcext:value-type="float">
            <text:p>-975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4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8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7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6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4:.C81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4" table:formula="of:=SUM([.C84:.C88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3:.C104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6])" office:value-type="float" office:value="5207.61" calcext:value-type="float">
            <text:p>5207.61</text:p>
          </table:table-cell>
          <table:table-cell table:formula="of:=SUM([.D1:.D106])" office:value-type="float" office:value="5207.61" calcext:value-type="float">
            <text:p>520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6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7];[.D127])" office:value-type="float" office:value="-636.52" calcext:value-type="float">
            <text:p>-63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7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formula="of:=SUM([.C58:.C77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7])" office:value-type="float" office:value="3089.48" calcext:value-type="float">
            <text:p>3089.48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94:.C104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88]; [.C105])" office:value-type="float" office:value="1900.53" calcext:value-type="float">
            <text:p>1900.5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00-00-00</text:date>, <text:time style:data-style-name="N2" text:time-value="21:15:48.896930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2T22:35:26.765551011</dc:date>
    <meta:editing-duration>P2DT10H50M7S</meta:editing-duration>
    <meta:editing-cycles>336</meta:editing-cycles>
    <meta:generator>LibreOffice/6.0.7.3$Linux_X86_64 LibreOffice_project/00m0$Build-3</meta:generator>
    <meta:document-statistic meta:table-count="6" meta:cell-count="1221" meta:object-count="0"/>
  </office:meta>
</office:document-meta>
</file>